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color="#000000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fo:color="#000000" style:font-name="Times New Roman" fo:font-size="14pt" style:font-size-asian="14pt" style:font-size-complex="14pt"/>
    </style:style>
    <style:style style:name="P3" style:family="paragraph" style:parent-style-name="Standard" style:list-style-name="L1">
      <style:paragraph-properties fo:orphans="2" fo:widows="2"/>
      <style:text-properties fo:color="#000000"/>
    </style:style>
    <style:style style:name="P4" style:family="paragraph">
      <style:paragraph-properties fo:margin-left="0in" fo:margin-right="0in" fo:margin-top="0in" fo:margin-bottom="0in" fo:line-height="100%" fo:text-indent="0in"/>
    </style:style>
    <style:style style:name="P5" style:family="paragraph">
      <style:paragraph-properties fo:margin-left="0in" fo:margin-right="0in" fo:margin-top="0in" fo:margin-bottom="0in" fo:line-height="100%" fo:text-indent="0in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Arial2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839in" fo:min-width="1.866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.3839in" fo:min-width="1.63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solid" svg:stroke-width="0in" svg:stroke-color="#000000" draw:marker-start="Arrow" draw:marker-start-width="0.1402in" draw:marker-start-center="false" draw:marker-end="Arrow" draw:marker-end-width="0.1402in" draw:marker-end-center="false" draw:fill="solid" draw:fill-color="#cfe7f5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How do you advocate for the utilization of technical requirements or user stories within an organization that has relaxed processes? <text:s text:c="4"/>Why are these documents important?</text:span> </text:p>
      <text:p text:style-name="P1"/>
      <text:p text:style-name="P1">Some level of documentation is required, if just to explain why a system exists and what processing/functions can be found within the system. <text:s text:c="2"/>These are the two extremes, neither extreme is a satisfactory state.</text:p>
      <text:p text:style-name="P1"><draw:g text:anchor-type="paragraph" draw:z-index="0" draw:style-name="gr1"><draw:frame draw:style-name="gr2" draw:text-style-name="P5" svg:width="2.0634in" svg:height="0.4831in" svg:x="0.1563in" svg:y="0.1925in"><draw:text-box><text:p text:style-name="P4"><text:span text:style-name="T2">Reams of documentation</text:span></text:p><text:p text:style-name="P4"><text:span text:style-name="T2">that will never be read</text:span></text:p></draw:text-box></draw:frame><draw:frame draw:style-name="gr3" draw:text-style-name="P5" svg:width="1.8362in" svg:height="0.4831in" svg:x="4.6063in" svg:y="0.1634in"><draw:text-box><text:p text:style-name="P4"><text:span text:style-name="T2">No documentation</text:span></text:p><text:p text:style-name="P4"><text:span text:style-name="T2">Read the source code</text:span></text:p></draw:text-box></draw:frame><draw:line draw:style-name="gr4" draw:text-style-name="P6" svg:x1="2.2559in" svg:y1="0.3925in" svg:x2="4.5559in" svg:y2="0.3925in"><text:p/></draw:line></draw:g></text:p>
      <text:p text:style-name="P1"/>
      <text:p text:style-name="P1"/>
      <text:p text:style-name="P1"/>
      <text:p text:style-name="P1"/>
      <text:p text:style-name="P1"/>
      <text:p text:style-name="P1">The key is to right size the documentation and produce documentation that will be valuable to the users and have an audience. <text:s/>Documentation that will get used.</text:p>
      <text:p text:style-name="P1"/>
      <text:p text:style-name="P1">User Stories capture the functionality and value that the system will provide for the user. <text:s/>Writing user stories with the business users, subject matter experts and the development team will start a conversation. <text:s/>This on-going conversation will surface the functionality the users require and a ranking of the value of this functionality. <text:s/></text:p>
      <text:p text:style-name="P1">The benefits of writing user stories include:</text:p>
      <text:list xml:id="list6140965939318381639" text:style-name="L1">
        <text:list-item>
          <text:p text:style-name="P3">Keeps the team focused on delivering the highest user value first</text:p>
        </text:list-item>
        <text:list-item>
          <text:p text:style-name="P3">Encourages the the team to communicate regularly with the users (increases collaboration with the users)</text:p>
        </text:list-item>
        <text:list-item>
          <text:p text:style-name="P3">Increased understanding of what is being built </text:p>
        </text:list-item>
        <text:list-item>
          <text:p text:style-name="P3">Increased the transparency into the development process.</text:p>
        </text:list-item>
        <text:list-item>
          <text:p text:style-name="P3">Reduced risk</text:p>
        </text:list-item>
      </text:list>
      <text:p text:style-name="P1"/>
      <text:p text:style-name="P1"><text:s/>The short answer in advocating for User Stories, is that User Stories keeps the team focused on delivering the most valuable functionality first.</text:p>
      <text:p text:style-name="P1"/>
      <text:p text:style-name="P1"/>
      <text:p text:style-name="P1">Technical (non-functional) Requirements capture the technical issues that must be considered in order to deliver a product. <text:s/>Issues such as what programming language will be used, how the system will be deployed, <text:s/>which operating systems will be supported, etc.... <text:s text:c="2"/>Disaster recovery, fault tolerance, accessibility and scalability also fall under technical requirements.</text:p>
      <text:p text:style-name="P1"/>
      <text:p text:style-name="P1">Documenting technical requirements will provide transparency into capabilities of the delivered system. e.g. Will the system only be deployed on Windows systems? <text:s/>What is the peak usage the system can handle? <text:s/>Technical requirements need to be documented so that the business users are aware of their value and associated cost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3" svg:font-family="Arial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BD </meta:initial-creator>
    <meta:creation-date>2019-07-10T20:36:00.57</meta:creation-date>
    <dc:date>2019-07-12T13:35:58.91</dc:date>
    <dc:creator>KBD </dc:creator>
    <meta:editing-duration>PT13H23M15S</meta:editing-duration>
    <meta:editing-cycles>9</meta:editing-cycles>
    <meta:generator>OpenOffice/4.1.2$Win32 OpenOffice.org_project/412m3$Build-9782</meta:generator>
    <meta:document-statistic meta:table-count="0" meta:image-count="0" meta:object-count="0" meta:page-count="1" meta:paragraph-count="13" meta:word-count="316" meta:character-count="2066"/>
  </office:meta>
</office:document-meta>
</file>